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6835in"/>
    </style:style>
    <style:style style:name="co6" style:family="table-column">
      <style:table-column-properties fo:break-before="auto" style:column-width="0.5736in"/>
    </style:style>
    <style:style style:name="co7" style:family="table-column">
      <style:table-column-properties fo:break-before="auto" style:column-width="4.9in"/>
    </style:style>
    <style:style style:name="ro1" style:family="table-row">
      <style:table-row-properties style:row-height="0.3339in" fo:break-before="auto" style:use-optimal-row-height="fals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16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4.1409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608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middl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Comma" style:data-style-name="N167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0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>
      <style:table-cell-properties fo:background-color="transparent" style:vertical-align="middle"/>
      <style:text-properties style:font-name="Arial1" fo:font-size="7pt" style:font-size-asian="7pt" style:font-size-complex="7pt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>
      <style:table-cell-properties style:vertical-align="middle"/>
    </style:style>
    <style:style style:name="ce25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</style:style>
    <style:style style:name="ce27" style:family="table-cell" style:parent-style-name="Default" style:data-style-name="N0">
      <style:table-cell-properties fo:background-color="transparent" fo:wrap-option="no-wrap" fo:border="0.79pt solid #000000" style:vertical-align="middle"/>
      <style:text-properties fo:color="#000000" style:font-name="Arial" style:font-name-asian="Arial" style:font-name-complex="Arial"/>
    </style:style>
    <style:style style:name="ce26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" style:font-name-asian="Arial" style:font-name-complex="Arial"/>
    </style:style>
    <style:style style:name="ce28" style:family="table-cell" style:parent-style-name="Default" style:data-style-name="N100">
      <style:table-cell-properties fo:background-color="transparent" fo:wrap-option="no-wrap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5" style:family="table-cell" style:parent-style-name="Default" style:data-style-name="N0">
      <style:table-cell-properties fo:background-color="transparent" fo:wrap-option="no-wrap" style:vertical-align="middle"/>
      <style:text-properties fo:color="#000000" style:font-name="Arial" style:font-name-asian="Arial" style:font-name-complex="Arial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4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4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1" style:base-cell-address="DangKyLamThemMaTran.G3"/>
    </style:style>
    <style:style style:name="ce4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2" style:base-cell-address="DangKyLamThemMaTran.G4"/>
    </style:style>
    <style:style style:name="ce4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2" style:base-cell-address="DangKyLamThemMaTran.G4"/>
    </style:style>
    <style:style style:name="ce43" style:family="table-cell" style:parent-style-name="Default" style:data-style-name="N0">
      <style:table-cell-properties fo:background-color="transparent" style:vertical-align="middle"/>
      <style:text-properties fo:color="#000000" style:font-name="Arial" fo:font-size="8pt" style:font-name-asian="Arial" style:font-size-asian="8pt" style:font-name-complex="Arial" style:font-size-complex="8pt"/>
      <style:map style:condition="is-true-formula(INDIRECT(ADDRESS(4;COLUMN()))=&quot;CN&quot;)" style:apply-style-name="Neutral2" style:base-cell-address="DangKyLamThemMaTran.G4"/>
    </style:style>
    <style:style style:name="ce44" style:family="table-cell" style:parent-style-name="Comma" style:data-style-name="N131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2" style:base-cell-address="DangKyLamThemMaTran.G4"/>
    </style:style>
    <style:style style:name="ce45" style:family="table-cell" style:parent-style-name="Comma" style:data-style-name="N0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2" style:base-cell-address="DangKyLamThemMaTran.G4"/>
    </style:style>
    <style:style style:name="ce46" style:family="table-cell" style:parent-style-name="Comma" style:data-style-name="N0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style:font-name-asian="Arial" style:font-size-asian="9pt" style:font-name-complex="Arial" style:font-size-complex="9pt"/>
      <style:map style:condition="is-true-formula(INDIRECT(ADDRESS(4;COLUMN()))=&quot;CN&quot;)" style:apply-style-name="Neutral2" style:base-cell-address="DangKyLamThemMaTran.G4"/>
    </style:style>
    <style:style style:name="ce49" style:family="table-cell" style:parent-style-name="Default">
      <style:table-cell-properties style:vertical-align="middle"/>
      <style:map style:condition="is-true-formula(INDIRECT(ADDRESS(4;COLUMN()))=&quot;CN&quot;)" style:apply-style-name="Neutral2" style:base-cell-address="DangKyLamThemMaTran.G4"/>
    </style:style>
    <style:style style:name="ce50" style:family="table-cell" style:parent-style-name="Default" style:data-style-name="N128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  <style:map style:condition="is-true-formula(INDIRECT(ADDRESS(4;COLUMN()))=&quot;CN&quot;)" style:apply-style-name="Neutral2" style:base-cell-address="DangKyLamThemMaTran.G4"/>
    </style:style>
    <style:style style:name="ce54" style:family="table-cell" style:parent-style-name="Comma">
      <style:table-cell-properties style:vertical-align="middle"/>
      <style:map style:condition="is-true-formula(INDIRECT(ADDRESS(4;COLUMN()))=&quot;CN&quot;)" style:apply-style-name="Neutral2" style:base-cell-address="DangKyLamThemMaTran.G4"/>
    </style:style>
    <style:style style:name="ce56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1" style:base-cell-address="DangKyLamThemMaTran.G3"/>
    </style:style>
    <style:style style:name="ce61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4"/>
    </style:style>
    <style:style style:name="ce62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4"/>
    </style:style>
    <style:style style:name="ce63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4"/>
    </style:style>
    <style:style style:name="ce64" style:family="table-cell" style:parent-style-name="Default">
      <style:table-cell-properties style:vertical-align="middle"/>
      <style:map style:condition="is-true-formula(INDIRECT(ADDRESS(4;COLUMN()))=&quot;CN&quot;)" style:apply-style-name="Neutral1" style:base-cell-address="DangKyLamThemMaTran.G3"/>
    </style:style>
    <style:style style:name="ce65" style:family="table-cell" style:parent-style-name="Default">
      <style:table-cell-properties style:vertical-align="middle"/>
      <style:map style:condition="is-true-formula(INDIRECT(ADDRESS(4;COLUMN()))=&quot;CN&quot;)" style:apply-style-name="Neutral2" style:base-cell-address="DangKyLamThemMaTran.G4"/>
    </style:style>
    <style:style style:name="ce72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1" style:base-cell-address="DangKyLamThemMaTran.G3"/>
    </style:style>
    <style:style style:name="ce76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2" style:base-cell-address="DangKyLamThemMaTran.G4"/>
    </style:style>
    <style:style style:name="ce77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2" style:base-cell-address="DangKyLamThemMaTran.G4"/>
    </style:style>
    <style:style style:name="ce81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4"/>
    </style:style>
    <style:style style:name="ce84" style:family="table-cell" style:parent-style-name="Comma">
      <style:table-cell-properties style:vertical-align="middle"/>
      <style:map style:condition="is-true-formula(INDIRECT(ADDRESS(4;COLUMN()))=&quot;CN&quot;)" style:apply-style-name="Neutral2" style:base-cell-address="DangKyLamThemMaTran.G4"/>
    </style:style>
    <style:style style:name="ce67" style:family="table-cell" style:parent-style-name="Default" style:data-style-name="N130">
      <style:table-cell-properties fo:background-color="transparent" style:vertical-align="middle"/>
      <style:text-properties fo:color="#000000" style:font-name="Arial" fo:font-weight="bold" style:font-name-asian="Arial" style:font-weight-asian="bold" style:font-name-complex="Arial" style:font-weight-complex="bold"/>
    </style:style>
    <style:style style:name="ce68" style:family="table-cell" style:parent-style-name="Default" style:data-style-name="N0">
      <style:table-cell-properties fo:background-color="transparent" style:vertical-align="middle"/>
      <style:text-properties style:font-name="Arial" style:font-name-asian="Arial" style:font-name-complex="Arial"/>
    </style:style>
    <style:style style:name="ce6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style:font-name="Arial1" fo:font-size="10pt" style:font-name-asian="Arial" style:font-size-asian="10pt" style:font-name-complex="Arial" style:font-size-complex="10pt"/>
    </style:style>
    <style:style style:name="ce70" style:family="table-cell" style:parent-style-name="Normal_20_2" style:data-style-name="N0">
      <style:table-cell-properties fo:background-color="#b8cce4" style:cell-protect="protected" style:print-content="true" style:text-align-source="fix" style:repeat-content="false" style:vertical-align="automatic"/>
      <style:paragraph-properties fo:text-align="center"/>
      <style:text-properties fo:color="#000000" style:font-name="Arial1" fo:font-size="10pt" style:font-name-asian="Arial" style:font-size-asian="10pt" style:font-name-complex="Arial" style:font-size-complex="10pt"/>
    </style:style>
    <style:style style:name="ce7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0pt" style:font-name-asian="Times New Roman" style:font-size-asian="10pt" style:font-name-complex="Times New Roman" style:font-size-complex="10pt"/>
    </style:style>
    <style:style style:name="ce7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55" style:family="table-cell" style:parent-style-name="Normal_20_2" style:data-style-name="N0">
      <style:table-cell-properties style:cell-protect="protected" style:print-content="true" fo:background-color="transparent" style:vertical-align="top"/>
      <style:text-properties style:font-name="Arial" fo:font-size="10pt" style:font-name-asian="Arial" style:font-size-asian="10pt" style:font-name-complex="Arial" style:font-size-complex="10pt"/>
    </style:style>
    <style:style style:name="ce52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7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ngKyLamThemMaTran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4" table:default-cell-style-name="ce17"/>
        <table:table-column table:style-name="co4" table:number-columns-repeated="63" table:default-cell-style-name="ce17"/>
        <table:table-column table:style-name="co5" table:number-columns-repeated="955" table:default-cell-style-name="ce17"/>
        <table:table-row table:style-name="ro1">
          <table:table-cell table:style-name="ce2" office:value-type="string" calcext:value-type="string">
            <text:p><text:a xlink:href="py3o://with=%22vdate=user.company_id.report_date_format%22" xlink:type="simple">with="vdate=user.company_id.report_date_format"</text:a></text:p>
          </table:table-cell>
          <table:table-cell/>
          <table:table-cell table:style-name="ce28"/>
          <table:table-cell table:style-name="ce3" table:number-columns-repeated="3"/>
          <table:table-cell table:style-name="ce30"/>
          <table:table-cell table:style-name="ce25" table:number-columns-repeated="9"/>
          <table:table-cell table:number-columns-repeated="2"/>
          <table:table-cell table:style-name="ce25" table:number-columns-repeated="15"/>
          <table:table-cell table:style-name="ce3" table:number-columns-repeated="29"/>
          <table:table-cell table:style-name="ce25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input=time.strptime(vdate+%22-21%22,%20%22%25Y-%25m-%25d%22)%22" xlink:type="simple">with="vdateinput=time.strptime(vdate+"-21", "%Y-%m-%d")"</text:a></text:p>
          </table:table-cell>
          <table:table-cell/>
          <table:table-cell table:style-name="ce28"/>
          <table:table-cell table:style-name="ce3" table:number-columns-repeated="3"/>
          <table:table-cell table:style-name="ce30"/>
          <table:table-cell table:style-name="ce25" table:number-columns-repeated="9"/>
          <table:table-cell table:number-columns-repeated="2"/>
          <table:table-cell table:style-name="ce25" table:number-columns-repeated="15"/>
          <table:table-cell table:style-name="ce3" table:number-columns-repeated="29"/>
          <table:table-cell table:style-name="ce25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month=str(((int(vdateinput.tm_mon)-1)%20%25%2012)%20or%2012).zfill(2)%22" xlink:type="simple">with="vmonth=str(((int(vdateinput.tm_mon)-1) % 12) or 12).zfill(2)"</text:a></text:p>
          </table:table-cell>
          <table:table-cell/>
          <table:table-cell table:style-name="ce28"/>
          <table:table-cell table:style-name="ce3" table:number-columns-repeated="3"/>
          <table:table-cell table:style-name="ce40"/>
          <table:table-cell table:style-name="ce56" table:number-columns-repeated="9"/>
          <table:table-cell table:style-name="ce64" table:number-columns-repeated="2"/>
          <table:table-cell table:style-name="ce56" table:number-columns-repeated="15"/>
          <table:table-cell table:style-name="ce72" table:number-columns-repeated="29"/>
          <table:table-cell table:style-name="ce56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year=str(int(vdateinput.tm_mon)-1%20==%200%20and%20int(vdateinput.tm_year)-1%20or%20int(vdateinput.tm_year))%22" xlink:type="simple">with="vyear=str(int(vdateinput.tm_mon)-1 == 0 and int(vdateinput.tm_year)-1 or int(vdateinput.tm_year)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fromdate=time.strftime(%22%25Y-%25m-%25d%22,time.strptime(vyear+%22-%22+vmonth+%22-%22+%2221%22,%20%22%25Y-%25m-%25d%22))%22" xlink:type="simple">with="vfromdate=time.strftime("%Y-%m-%d",time.strptime(vyear+"-"+vmonth+"-"+"21", "%Y-%m-%d")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=objects.env['hr.attendance'].search([('at_date','%3E=',vfromdate),('at_date','%3C',time.strftime(%22%25Y-%25m-%25d%22,vdateinput)),'%7C',%20('ot_am',%20'!=',%200),%20('ot_pm',%20'!=',%200)])%22" xlink:type="simple">with="vobjects=objects.env['hr.attendance'].search([('at_date','&gt;=',vfromdate),('at_date','&lt;',time.strftime("%Y-%m-%d",vdateinput)),'|', ('ot_am', '!=', 0), ('ot_pm', '!=', 0)]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1=objects.env['hr.attendance'].search([('at_date','%3E=',vfromdate),('at_date','%3C',time.strftime(%22%25Y-%25m-%25d%22,vdateinput))])%22" xlink:type="simple">with="vobjects1=objects.env['hr.attendance'].search([('at_date','&gt;=',vfromdate),('at_date','&lt;',time.strftime("%Y-%m-%d",vdateinput))]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user=sorted(set(vobjects.mapped('employee_id')),%20key=lambda%20x:%20x.code)%22" xlink:type="simple">with="vuser=sorted(set(vobjects.mapped('employee_id')), key=lambda x: x.code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before=vyear+'-'+vmonth+'-'%22" xlink:type="simple">with="vdatebefore=vyear+'-'+vmonth+'-'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sat1%20=%20list(sorted(set(vobjects1.filtered(lambda%20x:%20x.at_day_str.startswith('Sat')).mapped('at_date')),%20reverse=True))[0:1]%22" xlink:type="simple">with="sat1 = list(sorted(set(vobjects1.filtered(lambda x: x.at_day_str.startswith('Sat')).mapped('at_date')), reverse=True))[0:1]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5" office:value-type="string" calcext:value-type="string">
            <text:p><text:a xlink:href="py3o://with=%22sat2%20=%20list(sorted(set(vobjects1.filtered(lambda%20x:%20x.at_day_str.startswith('Sat')).mapped('at_date')),%20reverse=True))[1:2]%22" xlink:type="simple">with="sat2 = list(sorted(set(vobjects1.filtered(lambda x: x.at_day_str.startswith('Sat')).mapped('at_date')), reverse=True))[1:2]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2">
          <table:table-cell table:style-name="ce6" table:formula="of:=DATEVALUE(&quot;${sat1 and str(sat1[0].strftime('%Y-%m-%d')) or ''}&quot;)" office:value-type="string" office:string-value="" calcext:value-type="error">
            <text:p>Err:502</text:p>
          </table:table-cell>
          <table:table-cell table:style-name="ce6" table:formula="of:=DATEVALUE(&quot;${sat2 and str(sat2[0].strftime('%Y-%m-%d')) or ''}&quot;)" office:value-type="string" office:string-value="" calcext:value-type="error">
            <text:p>Err:502</text:p>
          </table:table-cell>
          <table:table-cell table:style-name="Default" table:number-columns-repeated="2"/>
          <table:table-cell table:style-name="ce3" table:number-columns-repeated="2"/>
          <table:table-cell table:style-name="ce42" office:value-type="string" calcext:value-type="string" table:number-columns-spanned="27" table:number-rows-spanned="1">
            <text:p>BẢNG ĐĂNG KÝ LÀM THÊM</text:p>
          </table:table-cell>
          <table:covered-table-cell table:number-columns-repeated="9" table:style-name="ce62"/>
          <table:covered-table-cell table:number-columns-repeated="2" table:style-name="ce65"/>
          <table:covered-table-cell table:number-columns-repeated="15" table:style-name="ce62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3">
          <table:table-cell table:style-name="ce7" office:value-type="string" calcext:value-type="string" table:number-columns-spanned="6" table:number-rows-spanned="1">
            <text:p>Thời gian làm thêm tính bằng giờ</text:p>
          </table:table-cell>
          <table:covered-table-cell table:style-name="ce25"/>
          <table:covered-table-cell table:style-name="ce35"/>
          <table:covered-table-cell table:number-columns-repeated="3" table:style-name="ce25"/>
          <table:table-cell table:style-name="ce43" table:number-columns-repeated="6"/>
          <table:table-cell table:style-name="ce49" table:number-columns-repeated="2"/>
          <table:table-cell table:style-name="ce43" table:number-columns-repeated="2"/>
          <table:table-cell table:style-name="ce49" table:number-columns-repeated="2"/>
          <table:table-cell table:style-name="ce43" table:number-columns-repeated="44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3">
          <table:table-cell table:style-name="ce2" office:value-type="string" calcext:value-type="string">
            <text:p><text:a xlink:href="py3o://if=%22int(vmonth)%20in%20(1,3,5,7,8,10,12)%22" xlink:type="simple">if="int(vmonth) in (1,3,5,7,8,10,12)"</text:a></text:p>
          </table:table-cell>
          <table:table-cell table:style-name="ce25"/>
          <table:table-cell table:style-name="ce35"/>
          <table:table-cell table:style-name="ce25" table:number-columns-repeated="3"/>
          <table:table-cell table:style-name="ce43" table:number-columns-repeated="6"/>
          <table:table-cell table:style-name="ce49"/>
          <table:table-cell table:style-name="ce43" table:number-columns-repeated="3"/>
          <table:table-cell table:style-name="ce49" table:number-columns-repeated="2"/>
          <table:table-cell table:style-name="ce43" table:number-columns-repeated="44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4">
          <table:table-cell table:style-name="ce1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20"/>
          <table:covered-table-cell table:number-columns-repeated="2"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67" table:number-columns-repeated="955"/>
        </table:table-row>
        <table:table-row table:style-name="ro5">
          <table:covered-table-cell table:style-name="ce20"/>
          <table:covered-table-cell table:number-columns-repeated="2"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9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int(vmonth)%20in%20(4,6,9,11)%22" xlink:type="simple">if="int(vmonth) in (4,6,9,11)"</text:a></text:p>
          </table:table-cell>
          <table:table-cell table:style-name="ce26"/>
          <table:table-cell table:style-name="ce35"/>
          <table:table-cell table:style-name="ce26" table:number-columns-repeated="3"/>
          <table:table-cell table:style-name="ce54" table:number-columns-repeated="63"/>
          <table:table-cell table:style-name="ce67"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 table:number-columns-repeated="2"/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 table:number-columns-repeated="2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7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2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((int(vyear)%20%25%204%20==%200%20and%20int(vyear)%20%25%20100%20!=%200)%20or%20int(vyear)%20%25%20400%20==%200)%20and%20(int(vmonth)%20==%202)%22" xlink:type="simple">if="((int(vyear) % 4 == 0 and int(vyear) % 100 != 0) or int(vyear) % 400 == 0) and (int(vmonth) == 2)"</text:a></text:p>
          </table:table-cell>
          <table:table-cell table:style-name="ce26"/>
          <table:table-cell table:style-name="ce35"/>
          <table:table-cell table:style-name="ce26" table:number-columns-repeated="3"/>
          <table:table-cell table:style-name="ce54" table:number-columns-repeated="63"/>
          <table:table-cell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 table:number-columns-repeated="4"/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 table:number-columns-repeated="4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5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4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(not%20((int(vyear)%20%25%204%20==%200%20and%20int(vyear)%20%25%20100%20!=%200)%20or%20int(vyear)%20%25%20400%20==%200))%20and%20(int(vmonth)==%202)%22" xlink:type="simple">if="(not ((int(vyear) % 4 == 0 and int(vyear) % 100 != 0) or int(vyear) % 400 == 0)) and (int(vmonth)== 2)"</text:a></text:p>
          </table:table-cell>
          <table:table-cell table:style-name="ce26"/>
          <table:table-cell table:style-name="ce35"/>
          <table:table-cell table:style-name="ce26" table:number-columns-repeated="3"/>
          <table:table-cell table:style-name="ce54" table:number-columns-repeated="63"/>
          <table:table-cell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/>
          <table:table-cell table:style-name="ce84" table:number-columns-spanned="2" table:number-rows-spanned="1"/>
          <table:covered-table-cell table:style-name="ce65"/>
          <table:table-cell table:style-name="ce84" table:number-columns-spanned="2" table:number-rows-spanned="1"/>
          <table:covered-table-cell table:style-name="ce65"/>
          <table:table-cell table:style-name="ce49"/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/>
          <table:table-cell table:style-name="ce84" table:number-columns-spanned="2" table:number-rows-spanned="1"/>
          <table:covered-table-cell table:style-name="ce65"/>
          <table:table-cell table:style-name="ce84" table:number-columns-spanned="2" table:number-rows-spanned="1"/>
          <table:covered-table-cell table:style-name="ce65"/>
          <table:table-cell table:style-name="ce49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 table:number-columns-repeated="5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3"/>
          <table:table-cell table:style-name="ce49"/>
          <table:table-cell table:style-name="ce54" table:number-columns-repeated="5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6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4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2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4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940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1047563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angKyLamThemMaTran.G4:DangKyLamThemMaTran.BQ1000">
            <calcext:condition calcext:apply-style-name="Neutral2" calcext:value="formula-is(INDIRECT(ADDRESS(4;COLUMN()))=&quot;CN&quot;)" calcext:base-cell-address="DangKyLamThemMaTran.G4"/>
          </calcext:conditional-format>
          <calcext:conditional-format calcext:target-range-address="DangKyLamThemMaTran.G4:DangKyLamThemMaTran.BQ1000">
            <calcext:condition calcext:apply-style-name="Neutral2" calcext:value="formula-is(INDIRECT(ADDRESS(4;COLUMN()-1))=&quot;CN&quot;)" calcext:base-cell-address="DangKyLamThemMaTran.G4"/>
          </calcext:conditional-format>
          <calcext:conditional-format calcext:target-range-address="DangKyLamThemMaTran.G3:DangKyLamThemMaTran.BQ3">
            <calcext:condition calcext:apply-style-name="Neutral1" calcext:value="formula-is(INDIRECT(ADDRESS(4;COLUMN()))=&quot;CN&quot;)" calcext:base-cell-address="DangKyLamThemMaTran.G3"/>
          </calcext:conditional-format>
          <calcext:conditional-format calcext:target-range-address="DangKyLamThemMaTran.G4:DangKyLamThemMaTran.BQ1000">
            <calcext:condition calcext:apply-style-name="Good2" calcext:value="formula-is(INDIRECT(ADDRESS(1;1))=INDIRECT(ADDRESS(3;COLUMN())))" calcext:base-cell-address="DangKyLamThemMaTran.G4"/>
          </calcext:conditional-format>
          <calcext:conditional-format calcext:target-range-address="DangKyLamThemMaTran.G4:DangKyLamThemMaTran.BQ1000">
            <calcext:condition calcext:apply-style-name="Good2" calcext:value="formula-is(INDIRECT(ADDRESS(1;2))=INDIRECT(ADDRESS(3;COLUMN())))" calcext:base-cell-address="DangKyLamThemMaTran.G4"/>
          </calcext:conditional-format>
          <calcext:conditional-format calcext:target-range-address="DangKyLamThemMaTran.G4:DangKyLamThemMaTran.BQ1000">
            <calcext:condition calcext:apply-style-name="Good2" calcext:value="formula-is(INDIRECT(ADDRESS(1;1))=INDIRECT(ADDRESS(3;COLUMN()-1)))" calcext:base-cell-address="DangKyLamThemMaTran.G4"/>
          </calcext:conditional-format>
          <calcext:conditional-format calcext:target-range-address="DangKyLamThemMaTran.G4:DangKyLamThemMaTran.BQ1000">
            <calcext:condition calcext:apply-style-name="Good2" calcext:value="formula-is(INDIRECT(ADDRESS(1;2))=INDIRECT(ADDRESS(3;COLUMN()-1)))" calcext:base-cell-address="DangKyLamThemMaTran.G4"/>
          </calcext:conditional-format>
          <calcext:conditional-format calcext:target-range-address="DangKyLamThemMaTran.G3:DangKyLamThemMaTran.BQ3">
            <calcext:condition calcext:apply-style-name="Good1" calcext:value="formula-is(INDIRECT(ADDRESS(1;1))=INDIRECT(ADDRESS(3;COLUMN())))" calcext:base-cell-address="DangKyLamThemMaTran.G3"/>
          </calcext:conditional-format>
          <calcext:conditional-format calcext:target-range-address="DangKyLamThemMaTran.G3:DangKyLamThemMaTran.BQ3">
            <calcext:condition calcext:apply-style-name="Good1" calcext:value="formula-is(INDIRECT(ADDRESS(1;2))=INDIRECT(ADDRESS(3;COLUMN())))" calcext:base-cell-address="DangKyLamThemMaTran.G3"/>
          </calcext:conditional-format>
        </calcext:conditional-formats>
      </table:table>
      <table:table table:name="Ghi_chú" table:style-name="ta2">
        <table:table-column table:style-name="co6" table:default-cell-style-name="ce1"/>
        <table:table-column table:style-name="co7" table:default-cell-style-name="ce75"/>
        <table:table-column table:style-name="co5" table:number-columns-repeated="62" table:default-cell-style-name="ce75"/>
        <table:table-column table:style-name="co5" table:number-columns-repeated="960" table:default-cell-style-name="ce78"/>
        <table:table-row table:style-name="ro8">
          <table:table-cell table:style-name="ce69" office:value-type="string" calcext:value-type="string" table:number-columns-spanned="2" table:number-rows-spanned="1">
            <text:p>Cách nhập cột tính làm thêm: nhập các mã cách nhau bởi dấu phẩy:</text:p>
            <text:p>Ví dụ: 1,2,4</text:p>
            <text:p>Chú ý: nếu chọn mã là 0 thì bỏ các mã khác đi, chọn các mã khác thì bỏ mã 0 đi</text:p>
          </table:table-cell>
          <table:covered-table-cell table:style-name="ce73"/>
          <table:table-cell table:style-name="ce55" table:number-columns-repeated="4"/>
          <table:table-cell table:number-columns-repeated="1018"/>
        </table:table-row>
        <table:table-row table:style-name="ro9">
          <table:table-cell table:style-name="ce70" office:value-type="string" calcext:value-type="string">
            <text:p>Mã</text:p>
          </table:table-cell>
          <table:table-cell table:style-name="ce70" office:value-type="string" calcext:value-type="string">
            <text:p>Tên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0" calcext:value-type="float">
            <text:p>0</text:p>
          </table:table-cell>
          <table:table-cell table:style-name="ce74" office:value-type="string" calcext:value-type="string">
            <text:p>Không làm thêm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Làm thêm trước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Làm thêm sau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4" calcext:value-type="float">
            <text:p>4</text:p>
          </table:table-cell>
          <table:table-cell table:style-name="ce74" office:value-type="string" calcext:value-type="string">
            <text:p>Làm thêm giữa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8" calcext:value-type="float">
            <text:p>8</text:p>
          </table:table-cell>
          <table:table-cell table:style-name="ce74" office:value-type="string" calcext:value-type="string">
            <text:p>Làm đủ giờ công 1 ngày mới tính làm thêm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6" calcext:value-type="float">
            <text:p>16</text:p>
          </table:table-cell>
          <table:table-cell table:style-name="ce74" office:value-type="string" calcext:value-type="string">
            <text:p>Làm thêm ngày lễ tính như ngày thường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32" calcext:value-type="float">
            <text:p>32</text:p>
          </table:table-cell>
          <table:table-cell table:style-name="ce74" office:value-type="string" calcext:value-type="string">
            <text:p>Làm thêm ngày thường tính như ngày lễ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64" calcext:value-type="float">
            <text:p>64</text:p>
          </table:table-cell>
          <table:table-cell table:style-name="ce74" office:value-type="string" calcext:value-type="string">
            <text:p>Trừ thời gian giữa ca khi làm thêm ngày nghỉ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28" calcext:value-type="float">
            <text:p>128</text:p>
          </table:table-cell>
          <table:table-cell table:style-name="ce74" office:value-type="string" calcext:value-type="string">
            <text:p>Làm thêm tính nghỉ bù</text:p>
          </table:table-cell>
          <table:table-cell table:style-name="ce52" table:number-columns-repeated="4"/>
          <table:table-cell table:number-columns-repeated="101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number number:decimal-places="2" number:min-decimal-places="2" number:min-integer-digits="1"/>
    </number:number-style>
    <number:number-style style:name="N128P1" style:volatile="true">
      <number:text>-</number:text>
      <number:number number:decimal-places="0" number:min-decimal-places="0" number:min-integer-digits="1"/>
    </number:number-style>
    <number:number-style style:name="N128P2" style:volatile="true">
      <number:text/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number number:decimal-places="2" number:min-decimal-places="2" number:min-integer-digits="1" number:grouping="true"/>
      <number:text> </number:text>
    </number:number-style>
    <number:number-style style:name="N122">
      <number:text> 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2"/>
      <number:text> </number:text>
    </number:number-style>
    <number:date-style style:name="N130P0" style:volatile="true">
      <number:day/>
      <number:text>-</number:text>
      <number:month number:textual="true"/>
      <number:text>-</number:text>
      <number:year number:style="long"/>
    </number:date-style>
    <number:text-style style:name="N130">
      <number:text-content/>
      <style:map style:condition="value()&lt;=1.7976931348623157E+308" style:apply-style-name="N130P0"/>
    </number:text-style>
    <number:date-style style:name="N131P0" style:volatile="true">
      <number:day number:style="long"/>
      <number:text>-</number:text>
      <number:month number:textual="true"/>
      <number:text>-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 number:title="User-defined">
      <number:number number:decimal-places="2" number:min-decimal-places="2" number:min-integer-digits="1" number:grouping="true"/>
      <number:text> %</number:text>
    </number:percentag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date-style style:name="N162">
      <number:day number:style="long"/>
      <number:text>-</number:text>
      <number:month number:style="long"/>
      <number:text>-</number:text>
      <number:year/>
    </number:date-style>
    <number:number-style style:name="N163">
      <number:number number:decimal-places="2" number:min-decimal-places="0" number:min-integer-digits="0" number:decimal-replacement="" number:grouping="true"/>
    </number:number-style>
    <number:number-style style:name="N164P0" style:volatile="true">
      <number:number number:decimal-places="0" number:min-decimal-places="0" number:min-integer-digits="1"/>
    </number:number-style>
    <number:number-style style:name="N164P1" style:volatile="true">
      <number:text>-</number:text>
      <number:number number:decimal-places="0" number:min-decimal-places="0" number:min-integer-digits="1"/>
    </number:number-style>
    <number:number-style style:name="N164P2" style:volatile="true">
      <number:text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0" number:min-integer-digits="0" number:decimal-replacement="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P2" style:volatile="true">
      <number:text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21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 style:data-style-name="N128">
      <style:table-cell-properties fo:background-color="#ccffcc" style:text-align-source="fix" style:repeat-content="false" fo:wrap-option="wrap" fo:border="0.79pt solid #000000"/>
      <style:paragraph-properties fo:text-align="center"/>
      <style:text-properties fo:color="#006600" fo:font-size="10pt" fo:font-style="normal" fo:font-weight="normal" style:font-weight-asian="bold" style:font-weight-complex="bold"/>
    </style:style>
    <style:style style:name="Neutral" style:family="table-cell" style:parent-style-name="Status" style:data-style-name="N128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Neutral1" style:family="table-cell" style:parent-style-name="Neutral" style:data-style-name="N125">
      <style:text-properties fo:font-weight="bold"/>
    </style:style>
    <style:style style:name="Good1" style:family="table-cell" style:parent-style-name="Good" style:data-style-name="N125">
      <style:text-properties fo:font-weight="bold"/>
    </style:style>
    <style:style style:name="Good2" style:family="table-cell" style:parent-style-name="Good">
      <style:text-properties fo:font-weight="bold"/>
    </style:style>
    <style:style style:name="Neutral2" style:family="table-cell" style:parent-style-name="Neutral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annotations 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09:07:37.4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dr</meta:initial-creator>
    <meta:creation-date>2010-09-23T19:35:11Z</meta:creation-date>
    <dc:date>2021-11-23T09:12:43.234000000</dc:date>
    <meta:editing-duration>P2DT11H10M58S</meta:editing-duration>
    <meta:editing-cycles>521</meta:editing-cycles>
    <meta:document-statistic meta:table-count="2" meta:cell-count="807" meta:object-count="0"/>
  </office:meta>
</office:document-meta>
</file>